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af26" officeooo:paragraph-rsid="0003af26"/>
    </style:style>
    <style:style style:name="P2" style:family="paragraph" style:parent-style-name="Standard">
      <style:text-properties fo:font-size="14pt" officeooo:rsid="0003af26" officeooo:paragraph-rsid="0003af26" style:font-size-asian="14pt" style:font-size-complex="14pt"/>
    </style:style>
    <style:style style:name="P3" style:family="paragraph" style:parent-style-name="Standard">
      <style:text-properties fo:font-size="18pt" fo:font-style="italic" officeooo:rsid="0003af26" officeooo:paragraph-rsid="0003af26" style:font-size-asian="18pt" style:font-style-asian="italic" style:font-size-complex="18pt" style:font-style-complex="italic"/>
    </style:style>
    <style:style style:name="T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i vous n'avez pas encore installe oXygen sur votre machine….</text:p>
      <text:p text:style-name="P3"/>
      <text:p text:style-name="P1"><text:span text:style-name="T1">1. Allez sur le site </text:span><text:a xlink:type="simple" xlink:href="https://www.oxygenxml.com/xml_editor/download_oxygenxml_editor.html" text:style-name="Internet_20_link" text:visited-style-name="Visited_20_Internet_20_Link"><text:span text:style-name="T1">https://www.oxygenxml.com/xml_editor/download_oxygenxml_editor.html</text:span></text:a></text:p>
      <text:p text:style-name="P2"/>
      <text:p text:style-name="P2">2. Choissisez la version appropriée et téléchargez la. (170 – 200 Mo).</text:p>
      <text:p text:style-name="P2"/>
      <text:p text:style-name="P1"><text:span text:style-name="T1">3. Allez sur le site </text:span><text:a xlink:type="simple" xlink:href="https://www.oxygenxml.com/xml_editor/register.html" text:style-name="Internet_20_link" text:visited-style-name="Visited_20_Internet_20_Link"><text:span text:style-name="T1">https://www.oxygenxml.com/xml_editor/register.html</text:span></text:a><text:span text:style-name="T1"> et complétez la formulaire pour recevoir une licence d'essai valable 30 jours.</text:span></text:p>
      <text:p text:style-name="P2"/>
      <text:p text:style-name="P2">4. Installez le logiciel et enregistrez-vous.</text:p>
      <text:p text:style-name="P2"/>
      <text:p text:style-name="P2">Vous êtes maintenant pret/e pour l'atelier de cet après-midi!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7:47:06.963744314</meta:creation-date>
    <dc:date>2016-06-20T18:00:52.306141663</dc:date>
    <meta:editing-duration>PT47S</meta:editing-duration>
    <meta:editing-cycles>1</meta:editing-cycles>
    <meta:document-statistic meta:table-count="0" meta:image-count="0" meta:object-count="0" meta:page-count="1" meta:paragraph-count="6" meta:word-count="60" meta:character-count="475" meta:non-whitespace-character-count="420"/>
    <meta:generator>LibreOffice/4.4.6.3$Linux_X86_64 LibreOffice_project/40m0$Build-3</meta:generator>
  </office:meta>
</office:document-meta>
</file>